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6.896cm" fo:margin-left="-0.252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9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5.469cm" table:align="center" style:writing-mode="lr-tb"/>
    </style:style>
    <style:style style:name="Tabela2.A" style:family="table-column">
      <style:table-column-properties style:column-width="2.949cm"/>
    </style:style>
    <style:style style:name="Tabela2.B" style:family="table-column">
      <style:table-column-properties style:column-width="4.288cm"/>
    </style:style>
    <style:style style:name="Tabela2.C" style:family="table-column">
      <style:table-column-properties style:column-width="3.048cm"/>
    </style:style>
    <style:style style:name="Tabela2.D" style:family="table-column">
      <style:table-column-properties style:column-width="2.697cm"/>
    </style:style>
    <style:style style:name="Tabela2.E" style:family="table-column">
      <style:table-column-properties style:column-width="2.487cm"/>
    </style:style>
    <style:style style:name="Tabela2.1" style:family="table-row">
      <style:table-row-properties style:min-row-height="0.691cm" fo:keep-together="auto"/>
    </style:style>
    <style:style style:name="Tabela2.A1" style:family="table-cell">
      <style:table-cell-properties style:vertical-align="middle" fo:padding-left="0.191cm" fo:padding-right="0.191cm" fo:padding-top="0cm" fo:padding-bottom="0cm" fo:border="0.5pt solid #000000" style:writing-mode="lr-tb"/>
    </style:style>
    <style:style style:name="Tabe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language="pt" fo:country="BR"/>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font-size-complex="12pt"/>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font-size-complex="18pt" style:font-weight-complex="bold"/>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font-size-complex="12pt" style:font-weight-complex="bold"/>
    </style:style>
    <style:style style:name="P9" style:family="paragraph" style:parent-style-name="Header">
      <style:text-properties style:font-name="Arial" fo:font-size="12pt" fo:font-weight="bold" style:font-size-asian="12pt" style:font-weight-asian="bold" style:font-name-complex="Arial" style:font-size-complex="12pt" style:font-weight-complex="bold"/>
    </style:style>
    <style:style style:name="P10"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1" style:family="paragraph" style:parent-style-name="Standard">
      <style:paragraph-properties fo:margin-left="0cm" fo:margin-right="0.635cm" fo:text-indent="0cm" style:auto-text-indent="false"/>
      <style:text-properties fo:language="pt" fo:country="BR"/>
    </style:style>
    <style:style style:name="P12" style:family="paragraph" style:parent-style-name="Heading">
      <style:paragraph-properties fo:text-align="end" style:justify-single-word="false"/>
      <style:text-properties fo:language="pt" fo:country="BR"/>
    </style:style>
    <style:style style:name="P13" style:family="paragraph" style:parent-style-name="Heading">
      <style:text-properties fo:font-size="14pt" fo:language="pt" fo:country="BR" style:font-size-asian="14pt" style:font-size-complex="14pt"/>
    </style:style>
    <style:style style:name="P14" style:family="paragraph" style:parent-style-name="Heading">
      <style:paragraph-properties fo:text-align="end" style:justify-single-word="false"/>
      <style:text-properties fo:font-size="14pt" fo:language="pt" fo:country="BR" style:font-size-asian="14pt" style:font-size-complex="14pt"/>
    </style:style>
    <style:style style:name="P15" style:family="paragraph" style:parent-style-name="Heading">
      <style:paragraph-properties fo:break-before="page"/>
    </style:style>
    <style:style style:name="P16" style:family="paragraph" style:parent-style-name="Heading">
      <style:paragraph-properties fo:margin-left="0cm" fo:margin-right="0cm" fo:text-indent="0cm" style:auto-text-indent="false"/>
      <style:text-properties style:font-name="Calibri" fo:font-size="11pt" fo:language="pt" fo:country="BR" style:font-size-asian="11pt" style:language-asian="pt" style:country-asian="BR" style:font-name-complex="Calibri" style:font-size-complex="11pt"/>
    </style:style>
    <style:style style:name="P17" style:family="paragraph" style:parent-style-name="Text_20_body">
      <style:paragraph-properties fo:margin-left="0cm" fo:margin-right="0cm" fo:text-indent="0cm" style:auto-text-indent="false"/>
      <style:text-properties fo:language="pt" fo:country="BR" style:language-asian="zh" style:country-asian="CN" style:language-complex="ar" style:country-complex="SA"/>
    </style:style>
    <style:style style:name="P18" style:family="paragraph" style:parent-style-name="Text_20_body">
      <style:text-properties fo:language="pt" fo:country="BR"/>
    </style:style>
    <style:style style:name="P19" style:family="paragraph" style:parent-style-name="Text_20_body">
      <style:text-properties fo:language="pt" fo:country="BR" style:language-asian="zh" style:country-asian="CN" style:language-complex="ar" style:country-complex="SA"/>
    </style:style>
    <style:style style:name="P20" style:family="paragraph" style:parent-style-name="Text_20_body">
      <style:paragraph-properties fo:text-align="justify" style:justify-single-word="false"/>
      <style:text-properties fo:language="pt" fo:country="BR" officeooo:rsid="000f95fa" officeooo:paragraph-rsid="000f95fa" style:language-asian="zh" style:country-asian="CN" style:language-complex="ar" style:country-complex="SA"/>
    </style:style>
    <style:style style:name="P21" style:family="paragraph" style:parent-style-name="Text_20_body">
      <style:paragraph-properties fo:text-align="justify" style:justify-single-word="false"/>
      <style:text-properties fo:language="pt" fo:country="BR" officeooo:rsid="000f95fa" officeooo:paragraph-rsid="00118975" style:language-asian="zh" style:country-asian="CN" style:language-complex="ar" style:country-complex="SA"/>
    </style:style>
    <style:style style:name="P22"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23" style:family="paragraph" style:parent-style-name="Text_20_body">
      <style:text-properties fo:font-size="14pt" fo:language="pt" fo:country="BR" fo:font-weight="bold" style:font-size-asian="14pt" style:font-weight-asian="bold" style:font-size-complex="14pt"/>
    </style:style>
    <style:style style:name="P24" style:family="paragraph" style:parent-style-name="Text_20_body">
      <style:paragraph-properties fo:margin-top="0cm" fo:margin-bottom="0.212cm" loext:contextual-spacing="false"/>
      <style:text-properties fo:language="pt" fo:country="BR"/>
    </style:style>
    <style:style style:name="P25" style:family="paragraph" style:parent-style-name="Tabletext">
      <style:paragraph-properties fo:margin-top="0cm" fo:margin-bottom="0.212cm" loext:contextual-spacing="false"/>
      <style:text-properties fo:language="pt" fo:country="BR"/>
    </style:style>
    <style:style style:name="P26" style:family="paragraph" style:parent-style-name="Tabletext">
      <style:paragraph-properties fo:margin-top="0cm" fo:margin-bottom="0.212cm" loext:contextual-spacing="false" fo:text-align="center" style:justify-single-word="false"/>
      <style:text-properties fo:language="pt" fo:country="BR" fo:font-weight="bold" style:font-weight-asian="bold" style:font-weight-complex="bold"/>
    </style:style>
    <style:style style:name="P27" style:family="paragraph" style:parent-style-name="Tabletext">
      <style:paragraph-properties fo:margin-top="0cm" fo:margin-bottom="0.212cm" loext:contextual-spacing="false" style:snap-to-layout-grid="false"/>
      <style:text-properties fo:language="pt" fo:country="BR"/>
    </style:style>
    <style:style style:name="P28" style:family="paragraph" style:parent-style-name="Contents_20_1">
      <style:paragraph-properties>
        <style:tab-stops>
          <style:tab-stop style:position="0.762cm"/>
          <style:tab-stop style:position="16.51cm" style:type="right"/>
        </style:tab-stops>
      </style:paragraph-properties>
    </style:style>
    <style:style style:name="P29" style:family="paragraph" style:parent-style-name="Contents_20_1">
      <style:paragraph-properties>
        <style:tab-stops>
          <style:tab-stop style:position="1.524cm"/>
          <style:tab-stop style:position="16.51cm" style:type="right"/>
        </style:tab-stops>
      </style:paragraph-properties>
    </style:style>
    <style:style style:name="P30" style:family="paragraph" style:parent-style-name="Contents_20_2">
      <style:paragraph-properties>
        <style:tab-stops>
          <style:tab-stop style:position="1.764cm"/>
          <style:tab-stop style:position="16.51cm" style:type="right"/>
        </style:tab-stops>
      </style:paragraph-properties>
    </style:style>
    <style:style style:name="P31" style:family="paragraph" style:parent-style-name="InfoBlue">
      <style:text-properties fo:font-size="14pt" fo:language="pt" fo:country="BR" style:font-size-asian="14pt" style:font-size-complex="14pt"/>
    </style:style>
    <style:style style:name="P32" style:family="paragraph" style:parent-style-name="Requisito">
      <style:text-properties style:font-name="Arial" style:text-underline-style="none" style:font-name-complex="Arial"/>
    </style:style>
    <style:style style:name="P33" style:family="paragraph" style:parent-style-name="Standard">
      <style:paragraph-properties fo:margin-left="0cm" fo:margin-right="0cm" fo:text-indent="0cm" style:auto-text-indent="false" style:text-autospace="ideograph-alpha"/>
      <style:text-properties fo:language="pt" fo:country="BR" officeooo:paragraph-rsid="000f95fa"/>
    </style:style>
    <style:style style:name="P34" style:family="paragraph" style:parent-style-name="Standard">
      <style:paragraph-properties fo:margin-left="0cm" fo:margin-right="0cm" fo:text-indent="0cm" style:auto-text-indent="false" style:text-autospace="ideograph-alpha"/>
    </style:style>
    <style:style style:name="P35" style:family="paragraph" style:parent-style-name="Heading" style:master-page-name="Converter_20_1">
      <style:paragraph-properties style:page-number="auto"/>
    </style:style>
    <style:style style:name="P36" style:family="paragraph" style:parent-style-name="Heading" style:master-page-name="Standard">
      <style:paragraph-properties fo:text-align="end" style:justify-single-word="false" style:page-number="auto"/>
      <style:text-properties fo:language="pt" fo:country="BR" officeooo:rsid="0012fecf" officeooo:paragraph-rsid="0012fecf"/>
    </style:style>
    <style:style style:name="P37" style:family="paragraph" style:parent-style-name="Heading_20_2">
      <style:text-properties fo:language="pt" fo:country="BR"/>
    </style:style>
    <style:style style:name="P38" style:family="paragraph" style:parent-style-name="Heading_20_2">
      <style:paragraph-properties fo:margin-left="0cm" fo:margin-right="0cm" fo:text-indent="0cm" style:auto-text-indent="false" style:text-autospace="ideograph-alpha"/>
      <style:text-properties fo:language="pt" fo:country="BR"/>
    </style:style>
    <style:style style:name="P39" style:family="paragraph" style:parent-style-name="Heading_20_2">
      <style:paragraph-properties fo:margin-left="0cm" fo:margin-right="0cm" fo:text-indent="0cm" style:auto-text-indent="false" style:text-autospace="ideograph-alpha"/>
    </style:style>
    <style:style style:name="P40" style:family="paragraph" style:parent-style-name="Heading_20_1">
      <style:paragraph-properties style:text-autospace="ideograph-alpha"/>
    </style:style>
    <style:style style:name="P41" style:family="paragraph" style:parent-style-name="Heading_20_1">
      <style:paragraph-properties fo:margin-left="0.635cm" fo:margin-right="0cm" fo:text-indent="-0.635cm" style:auto-text-indent="false"/>
      <style:text-properties fo:language="pt" fo:country="BR"/>
    </style:style>
    <style:style style:name="P42" style:family="paragraph" style:parent-style-name="Heading_20_1">
      <style:paragraph-properties fo:margin-left="0cm" fo:margin-right="0cm" fo:text-indent="0cm" style:auto-text-indent="false" style:text-autospace="ideograph-alpha"/>
      <style:text-properties fo:language="pt" fo:country="BR"/>
    </style:style>
    <style:style style:name="P43" style:family="paragraph" style:parent-style-name="Heading_20_1">
      <style:paragraph-properties fo:margin-left="0cm" fo:margin-right="0cm" fo:text-indent="0cm" style:auto-text-indent="false" style:text-autospace="ideograph-alpha"/>
      <style:text-properties fo:language="pt" fo:country="BR" officeooo:paragraph-rsid="000f95fa"/>
    </style:style>
    <style:style style:name="P44" style:family="paragraph" style:parent-style-name="Heading_20_1">
      <style:paragraph-properties fo:margin-left="0cm" fo:margin-right="0cm" fo:text-indent="0cm" style:auto-text-indent="false" style:text-autospace="ideograph-alpha"/>
    </style:style>
    <style:style style:name="P45" style:family="paragraph" style:parent-style-name="Item_20_com_20_bullet">
      <style:text-properties fo:color="#0000ff" fo:font-style="italic" style:font-style-asian="italic"/>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fo:language="pt" fo:country="BR" style:font-name-asian="Arial"/>
    </style:style>
    <style:style style:name="T4" style:family="text">
      <style:text-properties fo:language="pt" fo:country="BR" style:language-asian="zh" style:country-asian="CN" style:language-complex="ar" style:country-complex="SA"/>
    </style:style>
    <style:style style:name="T5" style:family="text">
      <style:text-properties fo:language="pt" fo:country="BR" fo:font-style="normal" style:language-asian="zh" style:country-asian="CN" style:font-style-asian="normal" style:language-complex="ar" style:country-complex="SA" style:font-style-complex="normal"/>
    </style:style>
    <style:style style:name="T6" style:family="text">
      <style:text-properties fo:language="pt" fo:country="BR" fo:font-style="italic" style:language-asian="zh" style:country-asian="CN" style:font-style-asian="italic" style:language-complex="ar" style:country-complex="SA" style:font-style-complex="italic"/>
    </style:style>
    <style:style style:name="T7" style:family="text">
      <style:text-properties style:font-name="Calibri" fo:font-size="11pt" fo:language="pt" fo:country="BR" style:font-size-asian="11pt" style:language-asian="pt" style:country-asian="BR" style:font-name-complex="Calibri" style:font-size-complex="11pt"/>
    </style:style>
    <style:style style:name="T8" style:family="text">
      <style:text-properties style:font-name="Arial" fo:language="pt" fo:country="BR" style:language-asian="pt" style:country-asian="BR" style:font-name-complex="Arial"/>
    </style:style>
    <style:style style:name="T9" style:family="text">
      <style:text-properties officeooo:rsid="00118975"/>
    </style:style>
    <style:style style:name="T10" style:family="text">
      <style:text-properties officeooo:rsid="00134e7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text:span text:style-name="T10">istema de </text:span>A<text:span text:style-name="T10">nálise </text:span>D<text:span text:style-name="T10">e </text:span>V<text:span text:style-name="T10">eículos </text:span>E<text:span text:style-name="T10">létricos</text:span></text:p>
      <text:p text:style-name="P12"><text:title>Estudo de Viabilidade</text:title></text:p>
      <text:p text:style-name="P12"/>
      <text:p text:style-name="P14">Versão &lt;1.0&gt;</text:p>
      <text:p text:style-name="P31"/>
      <text:p text:style-name="P31"/>
      <text:p text:style-name="InfoBlue">[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InfoBlue">[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p>
      <text:p text:style-name="P13"/>
      <text:p text:style-name="P35">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6">Data</text:p>
          </table:table-cell>
          <table:table-cell table:style-name="Tabela1.A1" office:value-type="string">
            <text:p text:style-name="P26">Versão</text:p>
          </table:table-cell>
          <table:table-cell table:style-name="Tabela1.A1" office:value-type="string">
            <text:p text:style-name="P26">Descrição</text:p>
          </table:table-cell>
          <table:table-cell table:style-name="Tabela1.D1" office:value-type="string">
            <text:p text:style-name="P26">Autor</text:p>
          </table:table-cell>
        </table:table-row>
        <table:table-row table:style-name="Tabela1.1">
          <table:table-cell table:style-name="Tabela1.A1" office:value-type="string">
            <text:p text:style-name="P25">&lt;dd/mmm/aa&gt;</text:p>
          </table:table-cell>
          <table:table-cell table:style-name="Tabela1.A1" office:value-type="string">
            <text:p text:style-name="P25">&lt;x.x&gt;</text:p>
          </table:table-cell>
          <table:table-cell table:style-name="Tabela1.A1" office:value-type="string">
            <text:p text:style-name="P25">&lt;detalhes&gt;</text:p>
          </table:table-cell>
          <table:table-cell table:style-name="Tabela1.D1" office:value-type="string">
            <text:p text:style-name="P25">&lt;nome&gt;</text:p>
          </table:table-cell>
        </table:table-row>
        <table:table-row table:style-name="Tabela1.1">
          <table:table-cell table:style-name="Tabela1.A1" office:value-type="string">
            <text:p text:style-name="P27"/>
          </table:table-cell>
          <table:table-cell table:style-name="Tabela1.A1" office:value-type="string">
            <text:p text:style-name="P27"/>
          </table:table-cell>
          <table:table-cell table:style-name="Tabela1.A1" office:value-type="string">
            <text:p text:style-name="P27"/>
          </table:table-cell>
          <table:table-cell table:style-name="Tabela1.D1" office:value-type="string">
            <text:p text:style-name="P27"/>
          </table:table-cell>
        </table:table-row>
        <table:table-row table:style-name="Tabela1.1">
          <table:table-cell table:style-name="Tabela1.A1" office:value-type="string">
            <text:p text:style-name="P27"/>
          </table:table-cell>
          <table:table-cell table:style-name="Tabela1.A1" office:value-type="string">
            <text:p text:style-name="P27"/>
          </table:table-cell>
          <table:table-cell table:style-name="Tabela1.A1" office:value-type="string">
            <text:p text:style-name="P27"/>
          </table:table-cell>
          <table:table-cell table:style-name="Tabela1.D1" office:value-type="string">
            <text:p text:style-name="P27"/>
          </table:table-cell>
        </table:table-row>
        <table:table-row table:style-name="Tabela1.1">
          <table:table-cell table:style-name="Tabela1.A1" office:value-type="string">
            <text:p text:style-name="P27"/>
          </table:table-cell>
          <table:table-cell table:style-name="Tabela1.A1" office:value-type="string">
            <text:p text:style-name="P27"/>
          </table:table-cell>
          <table:table-cell table:style-name="Tabela1.A1" office:value-type="string">
            <text:p text:style-name="P27"/>
          </table:table-cell>
          <table:table-cell table:style-name="Tabela1.D1" office:value-type="string">
            <text:p text:style-name="P27"/>
          </table:table-cell>
        </table:table-row>
      </table:table>
      <text:p text:style-name="P4"/>
      <text:p text:style-name="P15">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left" style:position="2.54cm" style:leader-char=" "/>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28"><text:span text:style-name="T2">1.</text:span><text:span text:style-name="T7"><text:tab/></text:span><text:span text:style-name="T2">INTRODUÇÃO<text:tab/></text:span><text:a xlink:type="simple" xlink:href="#__RefHeading___Toc177737356" text:style-name="Internet_20_link" text:visited-style-name="Visited_20_Internet_20_Link"><text:span text:style-name="T2">4</text:span></text:a></text:p>
          <text:p text:style-name="P30"><text:span text:style-name="T2">1.1</text:span><text:span text:style-name="T7"><text:tab/></text:span><text:span text:style-name="T2">Finalidade<text:tab/></text:span><text:a xlink:type="simple" xlink:href="#__RefHeading___Toc177737357" text:style-name="Internet_20_link" text:visited-style-name="Visited_20_Internet_20_Link"><text:span text:style-name="T2">4</text:span></text:a></text:p>
          <text:p text:style-name="P30"><text:span text:style-name="T2">1.2</text:span><text:span text:style-name="T7"><text:tab/></text:span><text:span text:style-name="T2">Definições, Acrônimos e Abreviações<text:tab/></text:span><text:a xlink:type="simple" xlink:href="#__RefHeading___Toc177737358" text:style-name="Internet_20_link" text:visited-style-name="Visited_20_Internet_20_Link"><text:span text:style-name="T2">4</text:span></text:a></text:p>
          <text:p text:style-name="P30"><text:span text:style-name="T2">1.3</text:span><text:span text:style-name="T7"><text:tab/></text:span><text:span text:style-name="T2">Visão Geral<text:tab/></text:span><text:a xlink:type="simple" xlink:href="#__RefHeading___Toc177737359" text:style-name="Internet_20_link" text:visited-style-name="Visited_20_Internet_20_Link"><text:span text:style-name="T2">4</text:span></text:a></text:p>
          <text:p text:style-name="P28"><text:span text:style-name="T2">2.</text:span><text:span text:style-name="T7"><text:tab/></text:span><text:span text:style-name="T2">OBJETIVO<text:tab/></text:span><text:a xlink:type="simple" xlink:href="#__RefHeading___Toc177737360" text:style-name="Internet_20_link" text:visited-style-name="Visited_20_Internet_20_Link"><text:span text:style-name="T2">4</text:span></text:a></text:p>
          <text:p text:style-name="P28"><text:span text:style-name="T2">3.</text:span><text:span text:style-name="T7"><text:tab/></text:span><text:span text:style-name="T2">ESCOPO<text:tab/></text:span><text:a xlink:type="simple" xlink:href="#__RefHeading___Toc177737361" text:style-name="Internet_20_link" text:visited-style-name="Visited_20_Internet_20_Link"><text:span text:style-name="T2">4</text:span></text:a></text:p>
          <text:p text:style-name="P28"><text:span text:style-name="T2">4.</text:span><text:span text:style-name="T7"><text:tab/></text:span><text:span text:style-name="T2">DIAGNÓSTICO ATUAL<text:tab/></text:span><text:a xlink:type="simple" xlink:href="#__RefHeading___Toc177737362" text:style-name="Internet_20_link" text:visited-style-name="Visited_20_Internet_20_Link"><text:span text:style-name="T2">4</text:span></text:a></text:p>
          <text:p text:style-name="P28"><text:span text:style-name="T2">5.</text:span><text:span text:style-name="T7"><text:tab/></text:span><text:span text:style-name="T2">REQUISITOS<text:tab/></text:span><text:a xlink:type="simple" xlink:href="#__RefHeading___Toc177737363" text:style-name="Internet_20_link" text:visited-style-name="Visited_20_Internet_20_Link"><text:span text:style-name="T2">4</text:span></text:a></text:p>
          <text:p text:style-name="Contents_20_3"><text:span text:style-name="T8">REQ001 – Nome do Requisito no. 1</text:span><text:span text:style-name="T2"><text:tab/></text:span><text:a xlink:type="simple" xlink:href="#__RefHeading___Toc177737364" text:style-name="Internet_20_link" text:visited-style-name="Visited_20_Internet_20_Link"><text:span text:style-name="T2">4</text:span></text:a></text:p>
          <text:p text:style-name="P28"><text:span text:style-name="T2">6.</text:span><text:span text:style-name="T7"><text:tab/></text:span><text:span text:style-name="T2">ALTERNATIVAS PROPOSTAS<text:tab/></text:span><text:a xlink:type="simple" xlink:href="#__RefHeading___Toc177737365" text:style-name="Internet_20_link" text:visited-style-name="Visited_20_Internet_20_Link"><text:span text:style-name="T2">5</text:span></text:a></text:p>
          <text:p text:style-name="P30"><text:span text:style-name="T2">6.1</text:span><text:span text:style-name="T7"><text:tab/></text:span><text:span text:style-name="T2">Alternativa 1<text:tab/></text:span><text:a xlink:type="simple" xlink:href="#__RefHeading___Toc177737366" text:style-name="Internet_20_link" text:visited-style-name="Visited_20_Internet_20_Link"><text:span text:style-name="T2">5</text:span></text:a></text:p>
          <text:p text:style-name="P30"><text:span text:style-name="T2">6.2</text:span><text:span text:style-name="T7"><text:tab/></text:span><text:span text:style-name="T2">Alternativa 2<text:tab/></text:span><text:a xlink:type="simple" xlink:href="#__RefHeading___Toc177737367" text:style-name="Internet_20_link" text:visited-style-name="Visited_20_Internet_20_Link"><text:span text:style-name="T2">5</text:span></text:a></text:p>
          <text:p text:style-name="P30"><text:span text:style-name="T2">6.3</text:span><text:span text:style-name="T7"><text:tab/></text:span><text:span text:style-name="T2">Alternativa n<text:tab/></text:span><text:a xlink:type="simple" xlink:href="#__RefHeading___Toc177737368" text:style-name="Internet_20_link" text:visited-style-name="Visited_20_Internet_20_Link"><text:span text:style-name="T2">5</text:span></text:a></text:p>
          <text:p text:style-name="P28"><text:span text:style-name="T2">7.</text:span><text:span text:style-name="T7"><text:tab/></text:span><text:span text:style-name="T2">ALTERNATIVA RECOMENDADA<text:tab/></text:span><text:a xlink:type="simple" xlink:href="#__RefHeading___Toc177737369" text:style-name="Internet_20_link" text:visited-style-name="Visited_20_Internet_20_Link"><text:span text:style-name="T2">5</text:span></text:a></text:p>
          <text:p text:style-name="P30"><text:span text:style-name="T2">7.1</text:span><text:span text:style-name="T7"><text:tab/></text:span><text:span text:style-name="T2">Benefícios<text:tab/></text:span><text:a xlink:type="simple" xlink:href="#__RefHeading___Toc177737370" text:style-name="Internet_20_link" text:visited-style-name="Visited_20_Internet_20_Link"><text:span text:style-name="T2">5</text:span></text:a></text:p>
          <text:p text:style-name="P30"><text:span text:style-name="T2">7.2</text:span><text:span text:style-name="T7"><text:tab/></text:span><text:span text:style-name="T2">Custos<text:tab/></text:span><text:a xlink:type="simple" xlink:href="#__RefHeading___Toc177737371" text:style-name="Internet_20_link" text:visited-style-name="Visited_20_Internet_20_Link"><text:span text:style-name="T2">5</text:span></text:a></text:p>
          <text:p text:style-name="P30"><text:span text:style-name="T2">7.3</text:span><text:span text:style-name="T7"><text:tab/></text:span><text:span text:style-name="T2">Riscos<text:tab/></text:span><text:a xlink:type="simple" xlink:href="#__RefHeading___Toc177737372" text:style-name="Internet_20_link" text:visited-style-name="Visited_20_Internet_20_Link"><text:span text:style-name="T2">5</text:span></text:a></text:p>
          <text:p text:style-name="P28"><text:span text:style-name="T2">8.</text:span><text:span text:style-name="T7"><text:tab/></text:span><text:span text:style-name="T2">CRONOGRAMA<text:tab/></text:span><text:a xlink:type="simple" xlink:href="#__RefHeading___Toc177737373" text:style-name="Internet_20_link" text:visited-style-name="Visited_20_Internet_20_Link"><text:span text:style-name="T2">6</text:span></text:a></text:p>
          <text:p text:style-name="P28"><text:span text:style-name="T2">9.</text:span><text:span text:style-name="T7"><text:tab/></text:span><text:span text:style-name="T2">CONCLUSÕES<text:tab/></text:span><text:a xlink:type="simple" xlink:href="#__RefHeading___Toc177737374" text:style-name="Internet_20_link" text:visited-style-name="Visited_20_Internet_20_Link"><text:span text:style-name="T2">6</text:span></text:a></text:p>
          <text:p text:style-name="P29"><text:span text:style-name="T2">10.</text:span><text:span text:style-name="T7"><text:tab/></text:span><text:span text:style-name="T2">ITEM DE CRIATIVIDADE<text:tab/></text:span><text:a xlink:type="simple" xlink:href="#__RefHeading___Toc177737375" text:style-name="Internet_20_link" text:visited-style-name="Visited_20_Internet_20_Link"><text:span text:style-name="T2">6</text:span></text:a></text:p>
          <text:p text:style-name="P29"><text:span text:style-name="T2">11.</text:span><text:span text:style-name="T7"><text:tab/></text:span><text:span text:style-name="T2">RESPONSABILIDADES<text:tab/></text:span><text:a xlink:type="simple" xlink:href="#__RefHeading___Toc177737376" text:style-name="Internet_20_link" text:visited-style-name="Visited_20_Internet_20_Link"><text:span text:style-name="T2">6</text:span></text:a></text:p>
        </text:index-body>
      </text:table-of-content>
      <text:p text:style-name="P16"/>
      <text:p text:style-name="P15"><text:span text:style-name="T1"><text:title>Estudo de Viabilidade</text:title></text:span><text:span text:style-name="T3"> </text:span></text:p>
      <text:h text:style-name="P41" text:outline-level="1"><text:bookmark-start text:name="__RefHeading___Toc177737356"/>INTRODUÇÃO<text:bookmark-end text:name="__RefHeading___Toc177737356"/></text:h>
      <text:p text:style-name="InfoBlue">[A introdução do Estudo de Viabilidade fornece uma visão geral sobre o documento em si. Ela inclui a finalidade, o escopo, as definições, os acrônimos, as abreviações e a visão geral do documento de Estudo de Viabilidade.]</text:p>
      <text:h text:style-name="P37" text:outline-level="2"><text:bookmark-start text:name="__RefHeading___Toc177737357"/>Finalidade<text:bookmark-end text:name="__RefHeading___Toc177737357"/></text:h>
      <text:p text:style-name="InfoBlue">[Esta seção define o papel ou finalidade do Estudo de Viabilidade, na documentação do projeto como um todo. O público-alvo específico do documento é identificado, com uma indicação de como ele espera usar o documento. Contém ainda uma breve descrição da utilidade do Estudo de Viabilidade, do que é afetado por esse documento ou influenciado por ele, incluindo outros projetos complementares.]</text:p>
      <text:h text:style-name="Heading_20_2" text:outline-level="2"><text:bookmark-start text:name="__RefHeading___Toc177737358"/>Definições, Acrônimos e Abreviações<text:bookmark-end text:name="__RefHeading___Toc177737358"/></text:h>
      <text:p text:style-name="InfoBlue">[Esta subseção contém as definições de todos os termos, acrônimos e abreviações necessários para interpretar corretamente o Estudo de Viabilidade. Utilizar a ordem alfabética.]</text:p>
      <text:h text:style-name="P37" text:outline-level="2"><text:bookmark-start text:name="__RefHeading___Toc177737359"/>Visão Geral<text:bookmark-end text:name="__RefHeading___Toc177737359"/></text:h>
      <text:p text:style-name="InfoBlue">[Esta subseção descreve o que o restante do Estudo de Viabilidade contém e explica como o documento está organizado (similar ao final da seção de Introdução de um artigo científico).]</text:p>
      <text:h text:style-name="P42" text:outline-level="1"><text:bookmark-start text:name="__RefHeading___Toc177737360"/>OBJETIVO<text:bookmark-end text:name="__RefHeading___Toc177737360"/></text:h>
      <text:p text:style-name="InfoBlue">[Descrever, de forma clara e sucinta, os objetivos do projeto. Um parágrafo curto, composto de frases com verbos no infinitivo, é o suficiente. Voltada para nível gerencial superior, não diretamente envolvido com o desenvolvimento do sistema.]</text:p>
      <text:h text:style-name="P44" text:outline-level="1"><text:bookmark-start text:name="__RefHeading___Toc177737361"/><text:span text:style-name="T1">ESCOPO</text:span><text:bookmark-end text:name="__RefHeading___Toc177737361"/></text:h>
      <text:p text:style-name="P34"><text:span text:style-name="T1"/></text:p>
      <text:p text:style-name="Text_20_body"><text:span text:style-name="T4">O projeto é direcionado para a leitura e análise de dados via protocolo CAN de veículos elétricos. Ele será composto de duas partes, um dispositivo de leitura e armazenamento e um software de análise. <text:line-break/>O dispositivo se conectará ao carro, por meio de um conector padrão, fará a leitura das informações (que estarão disponíveis no veículo) e as armazenará em uma memória de dados, onde cada informação será salva com uma marcação temporal. Como existem diversos padrões utilizados unido ao protocolo CAN, e cada fabricante tem a possibilidade de escolher qual vai usar, o dispositivo será capaz de entender todos os padrões atualmente utilizados por fabricantes e montadoras de veículos elétricos.</text:span><text:span text:style-name="T5"> </text:span></text:p>
      <text:p text:style-name="P19">O software de análise será uma aplicação desenvolvida para desktop que terá a função de exibir informações sobre os sensores e o estado do veículo. As informações serão adquiridas por meio de comunicação USB entre o computador e o dispositivo. A exibição das informações será por meio de gráficos temporais, gráficos estatísticos e mensagens sobre o estado do veículo e seus códigos de erros.</text:p>
      <text:p text:style-name="Text_20_body"><text:span text:style-name="T4"><text:s/>Também emitirá 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 </text:span><text:span text:style-name="T6">Comma-separeted values </text:span><text:span text:style-name="T5">(CSV).</text:span></text:p>
      <text:p text:style-name="Text_20_body"><text:soft-page-break/><text:span text:style-name="T5"><text:line-break/>O software terá um botão que realízará o apagamento das mensagens de código de falha. As mensagens de código de falha são mensagens geradas pela </text:span><text:span text:style-name="T6">ECU </text:span><text:span text:style-name="T5">para identificar quando ocorre algum tipo de mal funcionamento nos diversos sistemas do veículo como carroceria, chassis, motor, transmissão e comunicação entre módulos de controle. O apagamento dessas mensagens é necessário visto que a </text:span><text:span text:style-name="T6">ECU <text:s/></text:span><text:span text:style-name="T5"><text:s/>do veículo e seus módulos de controle não conseguem detectar automaticamente quando alguma falha é corrigida.<text:line-break/></text:span></text:p>
      <text:p text:style-name="P19"/>
      <text:p text:style-name="P19">FW:<text:line-break/>- receber os pacotes, ler o seu ID, rearranjar os bytes de dados e armazenar na struct principal o qual servirá de referência na visualização dos dados;<text:line-break/>- disponibilizar os dados lidos para visualização (struct principal);<text:line-break/>- realizar a análise dos dados por meio de algoritmos de análise de dados;<text:line-break/>- emitir relatórios sobre o desempenho do carro em relação a eficiência energética, etc;<text:line-break/>- não trabalhar acima da camada de enlace do modelo OSI pois isso acarretaria na necessidade de um desenvolvimento de software mais complexo e, portanto, necessitando mais pessoal qualificado no desenvolvimento.</text:p>
      <text:p text:style-name="P19"/>
      <text:p text:style-name="P19"/>
      <text:p text:style-name="P19">Restrição:<text:line-break/>- O software só trabalhará nas camadas física e de enlace do modelo OSI;<text:line-break/>- Como é um veículo elétrico, a rede CAN DEVE ser isolada galvanicamente entre os conjuntos de comunicação de baixa tensão dos de alta tesão, com o risco do circuito de verificação de isolamento detectar furos de isolação provocados pelo barramento CAN e, com isso, cortar os sistemas de energia do veículo;<text:line-break/>- Padrão de conector OBDII;<text:line-break/>- Ser utilizado somente o microprocessador ARM Cortex-M3;<text:line-break/>- Não abrangerá veículos movidos à combustão e/ou outros veículos que venham a possuir o mesmo protocolo de comunicação. </text:p>
      <text:p text:style-name="P17"><text:tab/></text:p>
      <text:p text:style-name="P22">Risco:</text:p>
      <text:p text:style-name="P22">- Receber dados de dois inversores da WEG e de um BMS da Orion.</text:p>
      <text:p text:style-name="P22"/>
      <text:p text:style-name="P22"/>
      <text:p text:style-name="P22"/>
      <text:p text:style-name="P22"/>
      <text:p text:style-name="P22"/>
      <text:p text:style-name="P22"/>
      <text:p text:style-name="P22"/>
      <text:p text:style-name="P22"/>
      <text:p text:style-name="P22"/>
      <text:h text:style-name="P43" text:outline-level="1"><text:bookmark-start text:name="__RefHeading___Toc177737362"/><text:soft-page-break/>DIAGNÓSTICO ATUAL<text:bookmark-end text:name="__RefHeading___Toc177737362"/></text:h>
      <text:p text:style-name="P33"/>
      <text:p text:style-name="P20">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20">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p text:style-name="P21">Para fins organizacionais, criou-se um diagnóstico das necessidades e problemas <text:s/>a partir das categorias mencionadas acima (Hardware,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firmware, <text:span text:style-name="T9">uma das maiores dificuldades é a padronização do protocolo, sendo que cada existem varias alterações de fabricante para fabricante em relação aos modos de operação do sistema OBDII. </text:span>. Quanto a hardware, <text:span text:style-name="T9">existe uma grande diversidade para fabricantes de Analisadores de Redes CAN para veículos na maneira com que os dados são transmitidos, podendo ser tanto OTA(Over The Air) quando cabeada. Alguns fabricantes também utilizam protocolo IP fornecendo interfaces Ethernet e Wi-fi para seus produtos, fazendo com que o cliente possa escolher quais módulos deseja comprar.</text:span></text:p>
      <text:h text:style-name="P42" text:outline-level="1"><text:bookmark-start text:name="__RefHeading___Toc177737363"/>REQUISITOS<text:bookmark-end text:name="__RefHeading___Toc177737363"/></text:h>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32"><text:bookmark-start text:name="__RefHeading___Toc177737364"/>REQ001 – Nome do Requisito no. 1<text:bookmark-end text:name="__RefHeading___Toc177737364"/></text:p>
          </table:table-cell>
          <table:covered-table-cell/>
          <table:covered-table-cell/>
          <table:covered-table-cell/>
          <table:covered-table-cell/>
        </table:table-row>
        <table:table-row table:style-name="Tabela2.1">
          <table:table-cell table:style-name="Tabela2.A2" office:value-type="string">
            <text:p text:style-name="P5">PRIORIDADE:</text:p>
          </table:table-cell>
          <table:table-cell table:style-name="Tabela2.A2" office:value-type="string">
            <text:p text:style-name="Explicação">[Alta, Média, Baixa]</text:p>
          </table:table-cell>
          <table:table-cell table:style-name="Tabela2.A2" office:value-type="string">
            <text:p text:style-name="P5">ESTABILIDADE</text:p>
          </table:table-cell>
          <table:table-cell table:style-name="Tabela2.A1" table:number-columns-spanned="2" office:value-type="string">
            <text:p text:style-name="Explicação">[Alto, Média ou Baixa]</text:p>
          </table:table-cell>
          <table:covered-table-cell/>
        </table:table-row>
        <table:table-row table:style-name="Tabela2.1">
          <table:table-cell table:style-name="Tabela2.A2" office:value-type="string">
            <text:p text:style-name="P5">SOLICITANTE:</text:p>
          </table:table-cell>
          <table:table-cell table:style-name="Tabela2.A2" office:value-type="string">
            <text:p text:style-name="Explicação">[Nome do Solicitante]</text:p>
          </table:table-cell>
          <table:table-cell table:style-name="Tabela2.A2" office:value-type="string">
            <text:p text:style-name="P5">REQ. ORIGEM:</text:p>
          </table:table-cell>
          <table:table-cell table:style-name="Tabela2.A1" table:number-columns-spanned="2" office:value-type="string">
            <text:p text:style-name="Explicação">[Código do requisito de origem, se este for um requisito derivado]</text:p>
          </table:table-cell>
          <table:covered-table-cell/>
        </table:table-row>
        <table:table-row table:style-name="Tabela2.1">
          <table:table-cell table:style-name="Tabela2.A2" office:value-type="string">
            <text:p text:style-name="P5">TIPO DO REQUISITO:</text:p>
          </table:table-cell>
          <table:table-cell table:style-name="Tabela2.A2" office:value-type="string">
            <text:p text:style-name="Explicação">[Funcional, Não Funcional]</text:p>
          </table:table-cell>
          <table:table-cell table:style-name="Tabela2.A2" table:number-columns-spanned="2" office:value-type="string">
            <text:p text:style-name="P5">IMPACTO NA ARQUITETURA:</text:p>
          </table:table-cell>
          <table:covered-table-cell/>
          <table:table-cell table:style-name="Tabela2.A1" office:value-type="string">
            <text:p text:style-name="Explicação">[Alto, Médio, Baixo]</text:p>
          </table:table-cell>
        </table:table-row>
        <table:table-row table:style-name="Tabela2.1">
          <table:table-cell table:style-name="Tabela2.A2" office:value-type="string">
            <text:p text:style-name="P5">DESCRIÇÃO:</text:p>
          </table:table-cell>
          <table:table-cell table:style-name="Tabela2.A1" table:number-columns-spanned="4" office:value-type="string">
            <text:p text:style-name="Explicação">[Descrição do requisito.]</text:p>
          </table:table-cell>
          <table:covered-table-cell/>
          <table:covered-table-cell/>
          <table:covered-table-cell/>
        </table:table-row>
      </table:table>
      <text:p text:style-name="P18"/>
      <text:h text:style-name="P44" text:outline-level="1"><text:bookmark-start text:name="__RefHeading___Toc177737365"/>ALTERNATIVAS PROPOSTAS<text:bookmark-end text:name="__RefHeading___Toc177737365"/></text:h>
      <text:p text:style-name="InfoBlue">[Identificar e descrever, de forma clara, as alternativas propostas para a solução do problema. Fornecer todos os detalhes que se julgue necessário para a perfeita compreensão da alternativa. As alternativas propostas devem incluir, além da solução que está sendo proposta pelo projeto, produtos similares já existentes no mercado ou pesquisas acadêmicas em andamento e que solucionam o problema do cliente de forma similar.]</text:p>
      <text:h text:style-name="P37" text:outline-level="2"><text:bookmark-start text:name="__RefHeading___Toc177737366"/>Alternativa 1<text:bookmark-end text:name="__RefHeading___Toc177737366"/></text:h>
      <text:p text:style-name="InfoBlue">[Descrever a alternativa 1.]</text:p>
      <text:h text:style-name="P37" text:outline-level="2"><text:bookmark-start text:name="__RefHeading___Toc177737367"/>Alternativa 2<text:bookmark-end text:name="__RefHeading___Toc177737367"/></text:h>
      <text:p text:style-name="InfoBlue">[Descrever a alternativa 2.]</text:p>
      <text:p text:style-name="P23">...</text:p>
      <text:h text:style-name="P37" text:outline-level="2"><text:bookmark-start text:name="__RefHeading___Toc177737368"/>Alternativa n<text:bookmark-end text:name="__RefHeading___Toc177737368"/></text:h>
      <text:p text:style-name="InfoBlue">[Descrever a alternativa n.]</text:p>
      <text:p text:style-name="P18"><text:soft-page-break/></text:p>
      <text:h text:style-name="P40" text:outline-level="1"><text:bookmark-start text:name="__RefHeading___Toc177737369"/>ALTERNATIVA RECOMENDADA<text:bookmark-end text:name="__RefHeading___Toc177737369"/></text:h>
      <text:p text:style-name="InfoBlue">[Dentre as alternativas propostas no item anterior, apontar aquela recomendada pelos autores do projeto. Descrever os motivos pelos quais a alternativa está sendo recomendada. Detalhar: benefícios, custos e riscos, conforme seções abaixo.]</text:p>
      <text:h text:style-name="P38" text:outline-level="2"><text:bookmark-start text:name="__RefHeading___Toc177737370"/>Benefícios<text:bookmark-end text:name="__RefHeading___Toc177737370"/></text:h>
      <text:p text:style-name="InfoBlue">[Citar os benefícios que se espera alcançar com a implantação da alternativa, buscando, sempre que possível, quantificar estas estimativas, traduzindo-as em termos de ganho financeiro. Quando isto não for possível, explicitar os benefícios intangíveis.</text:p>
      <text:p text:style-name="InfoBlue">Possíveis benefícios incluem, porém não estão limitados a: redução de custos, redução de erros, aumento de flexibilidade, economia de tempo, melhoria de aspectos de planejamento e controle.]</text:p>
      <text:h text:style-name="P38" text:outline-level="2"><text:bookmark-start text:name="__RefHeading___Toc177737371"/>Custos<text:bookmark-end text:name="__RefHeading___Toc177737371"/></text:h>
      <text:p text:style-name="InfoBlue">[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h text:style-name="P39" text:outline-level="2"><text:bookmark-start text:name="__RefHeading___Toc177737372"/>Riscos<text:bookmark-end text:name="__RefHeading___Toc177737372"/></text:h>
      <text:p text:style-name="InfoBlue">[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InfoBlue">Montar uma tabela contendo:</text:p>
      <text:list xml:id="list343161344399409951" text:style-name="WW8Num2">
        <text:list-item>
          <text:p text:style-name="P45">identificação do risco (número sequencial)</text:p>
        </text:list-item>
        <text:list-item>
          <text:p text:style-name="P45">descrição do risco (frase que descreve o risco)</text:p>
        </text:list-item>
        <text:list-item>
          <text:p text:style-name="P45">probabilidade de ocorrência (Alta=3, Média=2, Baixa=1)</text:p>
        </text:list-item>
        <text:list-item>
          <text:p text:style-name="P45">impacto no projeto caso o risco ocorra (Alta=3, Média=2, Baixa=1)</text:p>
        </text:list-item>
        <text:list-item>
          <text:p text:style-name="P45">severidade: pode ser expressa como S=P*I (probabilidade x impacto)</text:p>
        </text:list-item>
        <text:list-item>
          <text:p text:style-name="P45">ação para prevenção (ou redução): ação que visa ser tomada de forma preventiva, de modo a reduzir a probabilidade de ocorrência do risco</text:p>
        </text:list-item>
        <text:list-item>
          <text:p text:style-name="P45">ação de contingência: ação que visa ser tomada após a ocorrência do risco, de modo a reduzir o impacto sobre o projeto</text:p>
        </text:list-item>
        <text:list-item>
          <text:p text:style-name="P45">responsabilidade: profissional que ficará responsável pelo risco</text:p>
        </text:list-item>
      </text:list>
      <text:p text:style-name="InfoBlue">Esta não é a única forma de se tratar riscos em um projeto, porém tem sido amplamente divulgada e utilizada.]</text:p>
      <text:h text:style-name="P40" text:outline-level="1"><text:bookmark-start text:name="__RefHeading___Toc177737373"/>CRONOGRAMA<text:bookmark-end text:name="__RefHeading___Toc177737373"/></text:h>
      <text:p text:style-name="InfoBlue">[Apresentar um cronograma preliminar de atividades, com etapas do desenvolvimento da solução, datas e 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h text:style-name="P40" text:outline-level="1"><text:bookmark-start text:name="__RefHeading___Toc177737374"/>CONCLUSÕES<text:bookmark-end text:name="__RefHeading___Toc177737374"/></text:h>
      <text:p text:style-name="InfoBlue">[Resgatar sumariamente os tópicos anteriores e estabelecer claramente as conclusões obtidas com o Estudo de Viabilidade, identificando se o projeto é ou não viável e os motivos que o levaram a constatá-<text:soft-page-break/>lo.]</text:p>
      <text:h text:style-name="P40" text:outline-level="1"><text:bookmark-start text:name="__RefHeading___Toc177737375"/>ITEM DE CRIATIVIDADE<text:bookmark-end text:name="__RefHeading___Toc177737375"/></text:h>
      <text:p text:style-name="InfoBlue">[Identificar quais foram os itens inseridos no trabalho e que a equipe considerou como sendo itens de criatividade. Lembrar que um item de criatividade é um item não solicitado e que torna o trabalho da equipe melhor que os demais trabalhos.]</text:p>
      <text:h text:style-name="P40" text:outline-level="1"><text:bookmark-start text:name="__RefHeading___Toc177737376"/>RESPONSABILIDADES<text:bookmark-end text:name="__RefHeading___Toc177737376"/></text:h>
      <text:p text:style-name="InfoBlue">[Assinar e datar o Estudo de Viabilidade.]</text:p>
      <text:p text:style-name="P18"/>
      <text:p text:style-name="P18"/>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Num3">
      <style:paragraph-properties fo:margin-left="1.27cm" fo:margin-right="0cm" fo:text-indent="-0.762cm" style:auto-text-indent="false"/>
    </style:style>
    <style:style style:name="Bullet2" style:family="paragraph" style:parent-style-name="Standard" style:list-style-name="WW8Num4">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loext: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text-indent="0cm" style:auto-text-indent="false"/>
      <style:text-properties fo:color="#0000ff" fo:language="pt" fo:country="BR" fo:font-style="italic" style:font-style-asian="italic" style:font-style-complex="italic"/>
    </style:style>
    <style:style style:name="TEXTO_20_COMUM" style:display-name="TEXTO COMUM" style:family="paragraph" style:parent-style-name="Standard">
      <style:paragraph-properties fo:line-height="100%" fo:text-align="justify" style:justify-single-word="false" fo:orphans="2" fo:widows="2" style:text-autospace="ideograph-alpha"/>
      <style:text-properties fo:font-size="14pt" fo:language="pt" fo:country="BR" style:font-size-asian="14pt" style:font-size-complex="12pt"/>
    </style:style>
    <style:style style:name="Requisito" style:family="paragraph" style:parent-style-name="Heading_20_3" style:next-style-name="Text_20_body" style:default-outline-level="" style:list-style-name="">
      <style:paragraph-properties fo:margin-left="0cm" fo:margin-right="0cm" fo:margin-top="0cm" fo:margin-bottom="0cm" loext:contextual-spacing="false" fo:line-height="100%" fo:text-indent="0cm" style:auto-text-indent="false"/>
      <style:text-properties style:font-name="Lucida Sans" fo:font-family="'Lucida Sans'" style:font-family-generic="swiss" style:font-pitch="variable" fo:font-size="12pt" fo:language="pt" fo:country="BR" fo:font-style="normal" style:text-underline-style="solid" style:text-underline-width="auto" style:text-underline-color="font-color" style:font-size-asian="12pt" style:font-style-asian="normal" style:font-name-complex="Lucida Sans" style:font-family-complex="'Lucida Sans'" style:font-family-generic-complex="swiss" style:font-pitch-complex="variable" style:font-size-complex="12pt"/>
    </style:style>
    <style:style style:name="Explicação" style:family="paragraph" style:parent-style-name="InfoBlue">
      <style:paragraph-properties fo:margin-left="0cm" fo:margin-right="0cm" fo:margin-top="0cm" fo:margin-bottom="0cm" loext:contextual-spacing="false" fo:line-height="100%" fo:text-indent="0cm" style:auto-text-indent="false"/>
      <style:text-properties fo:language="pt" fo:country="BR"/>
    </style:style>
    <style:style style:name="Item_20_com_20_bullet" style:display-name="Item com bullet" style:family="paragraph" style:parent-style-name="Standard" style:list-style-name="WW8Num2"/>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name-complex="Symbol" style:font-family-complex="Symbol" style:font-family-generic-complex="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St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style:font-name="Courier New" fo:font-family="'Courier New'" style:font-family-generic="modern" fo:language="pt" fo:country="BR" style:language-asian="pt" style:country-asian="BR" style:font-name-complex="Courier New" style:font-family-complex="'Courier New'" style:font-family-generic-complex="modern"/>
    </style:style>
    <style:style style:name="tw4winInternal" style:family="text" style:parent-style-name="Fonte_20_parág._20_padrão">
      <style:text-properties fo:color="#ff0000" style:font-name="Courier New" fo:font-family="'Courier New'" style:font-family-generic="modern" fo:language="pt" fo:country="BR" style:language-asian="pt" style:country-asian="BR" style:font-name-complex="Courier New" style:font-family-complex="'Courier New'" style:font-family-generic-complex="modern"/>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fo:language="pt" fo:country="BR" style:language-asian="pt" style:country-asian="BR" style:font-name-complex="Courier New" style:font-family-complex="'Courier New'" style:font-family-generic-complex="modern"/>
    </style:style>
    <style:style style:name="tw4winJump" style:family="text">
      <style:text-properties fo:color="#008080" style:font-name="Courier New" fo:font-family="'Courier New'" style:font-family-generic="modern" fo:language="pt" fo:country="BR" style:language-asian="pt" style:country-asian="BR"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fo:language="pt" fo:country="BR" style:language-asian="pt" style:country-asian="BR" style:font-name-complex="Courier New" style:font-family-complex="'Courier New'" style:font-family-generic-complex="modern"/>
    </style:style>
    <style:style style:name="InfoBlue_20_Char" style:display-name="InfoBlue Char" style:family="text" style:parent-style-name="Fonte_20_parág._20_padrão">
      <style:text-properties fo:color="#0000ff" fo:language="pt" fo:country="BR" fo:font-style="italic" style:font-style-asian="italic" style:language-complex="ar" style:country-complex="SA"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992cm" fo:margin-left="-0.252cm" table:align="left" style:writing-mode="lr-tb"/>
    </style:style>
    <style:style style:name="Tabela4.A" style:family="table-column">
      <style:table-column-properties style:column-width="11.252cm"/>
    </style:style>
    <style:style style:name="Tabela4.B" style:family="table-column">
      <style:table-column-properties style:column-width="5.7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font-size-complex="12pt" style:font-weight-complex="bold"/>
    </style:style>
    <style:style style:name="MP5" style:family="paragraph" style:parent-style-name="Header">
      <style:text-properties style:font-name="Arial" fo:font-size="12pt" fo:font-weight="bold" style:font-size-asian="12pt" style:font-weight-asian="bold" style:font-name-complex="Arial" style:font-size-complex="12pt" style:font-weight-complex="bold"/>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text-properties fo:language="pt" fo:country="BR"/>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number:date-style style:name="N107">
      <number:year number:style="long"/>
    </number:date-style>
  </office:automatic-styles>
  <office:master-styles>
    <style:master-page style:name="Standard" style:page-layout-name="Mpm1">
      <style:header>
        <text:p text:style-name="MP1"/>
        <text:p text:style-name="MP2"/>
        <text:p text:style-name="MP3">Nome dos Alunos</text:p>
        <text:p text:style-name="MP4"/>
        <text:p text:style-name="MP5"/>
      </style:header>
    </style:master-page>
    <style:master-page style:name="Converter_20_1" style:display-name="Converter 1" style:page-layout-name="Mpm2">
      <style:header>
        <table:table table:name="Tabela4" table:style-name="Tabela4">
          <table:table-column table:style-name="Tabela4.A"/>
          <table:table-column table:style-name="Tabela4.B"/>
          <table:table-row table:style-name="Tabela4.1">
            <table:table-cell table:style-name="Tabela4.A1" office:value-type="string">
              <text:p text:style-name="Standard"><text:subject>&lt;Nome do Projeto&gt;</text:subject></text:p>
            </table:table-cell>
            <table:table-cell table:style-name="Tabela4.B1" office:value-type="string">
              <text:p text:style-name="MP6"><text:s text:c="2"/><text:span text:style-name="MT1">Versão:</text:span> <text:s text:c="10"/>&lt;1.0&gt;</text:p>
            </table:table-cell>
          </table:table-row>
          <table:table-row table:style-name="Tabela4.1">
            <table:table-cell table:style-name="Tabela4.A1" office:value-type="string">
              <text:p text:style-name="Standard"><text:title>Estudo de Viabilidade</text:title></text:p>
            </table:table-cell>
            <table:table-cell table:style-name="Tabela4.B1" office:value-type="string">
              <text:p text:style-name="Standard"><text:span text:style-name="MT1"><text:s text:c="2"/>Data:</text:span> <text:span text:style-name="MT1">&lt;dd/mm/aa&gt;</text:span></text:p>
            </table:table-cell>
          </table:table-row>
        </table:table>
        <text:p text:style-name="Header"/>
      </style:header>
      <style:footer>
        <table:table table:name="Tabela3" table:style-name="Tabela3">
          <table:table-column table:style-name="Tabela3.A" table:number-columns-repeated="3"/>
          <table:table-row table:style-name="Tabela3.1">
            <table:table-cell table:style-name="Tabela3.A1" office:value-type="string">
              <text:p text:style-name="MP7">Confidencial</text:p>
            </table:table-cell>
            <table:table-cell table:style-name="Tabela3.A1" office:value-type="string">
              <text:p text:style-name="MP8">UFPR, <text:date style:data-style-name="N107" text:date-value="2019-04-01T21:19:54.930760259">2019</text:date></text:p>
            </table:table-cell>
            <table:table-cell table:style-name="Tabela3.A1" office:value-type="string">
              <text:p text:style-name="MP9"><text:span text:style-name="MT1">Pág. </text:span><text:span text:style-name="Page_20_Number"><text:span text:style-name="MT1"><text:page-number text:select-page="current">8</text:page-number></text:span></text:span><text:span text:style-name="Page_20_Number"><text:span text:style-name="MT1"> de </text:span></text:span><text:span text:style-name="Page_20_Number"><text:span text:style-name="MT1"><text:page-count style:num-format="1">8</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e Viabilidade</dc:title>
    <dc:subject>&lt;Nome do Projeto&gt;</dc:subject>
    <dc:description>Adaptado do RUP para as necessidades do Programa de Aprendizagem.</dc:description>
    <meta:initial-creator>Sheila Reinehr</meta:initial-creator>
    <meta:creation-date>2006-07-25T11:04:00</meta:creation-date>
    <dc:date>2019-04-01T21:19:54.868324639</dc:date>
    <meta:print-date>1995-11-21T17:41:00</meta:print-date>
    <meta:editing-cycles>33</meta:editing-cycles>
    <meta:editing-duration>PT4H55M14S</meta:editing-duration>
    <meta:generator>LibreOffice/5.2.7.2$Linux_X86_64 LibreOffice_project/20m0$Build-2</meta:generator>
    <meta:document-statistic meta:table-count="4" meta:image-count="0" meta:object-count="0" meta:page-count="8" meta:paragraph-count="121" meta:word-count="1880" meta:character-count="12194" meta:non-whitespace-character-count="10434"/>
    <meta:user-defined meta:name="Company Name">Objectives</meta:user-defined>
  </office:meta>
</office:document-meta>
</file>